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Amiri Quran" svg:font-family="'Amiri Quran'" style:font-pitch="variable"/>
    <style:font-face style:name="Linux Biolinum G" svg:font-family="'Linux Biolinum G'"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Gadugi" svg:font-family="Gadug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Tableau1" style:family="table">
      <style:table-properties style:width="5.302cm" table:align="left"/>
    </style:style>
    <style:style style:name="Tableau1.A" style:family="table-column">
      <style:table-column-properties style:column-width="5.302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3.605cm" style:rel-column-width="2044*"/>
    </style:style>
    <style:style style:name="Tableau2.B" style:family="table-column">
      <style:table-column-properties style:column-width="1.995cm" style:rel-column-width="1131*"/>
    </style:style>
    <style:style style:name="Tableau2.C" style:family="table-column">
      <style:table-column-properties style:column-width="4.3cm" style:rel-column-width="2438*"/>
    </style:style>
    <style:style style:name="Tableau2.D" style:family="table-column">
      <style:table-column-properties style:column-width="7.1cm" style:rel-column-width="4025*"/>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background-color="#e0efd4" fo:padding="0.097cm" fo:border-left="0.05pt solid #000000" fo:border-right="none" fo:border-top="none" fo:border-bottom="0.05pt solid #000000">
        <style:background-image/>
      </style:table-cell-properties>
    </style:style>
    <style:style style:name="Tableau2.D2" style:family="table-cell">
      <style:table-cell-properties fo:background-color="#e0efd4" fo:padding="0.097cm" fo:border-left="0.05pt solid #000000" fo:border-right="0.05pt solid #000000" fo:border-top="none" fo:border-bottom="0.05pt solid #000000">
        <style:background-image/>
      </style:table-cell-properties>
    </style:style>
    <style:style style:name="Tableau2.A11" style:family="table-cell">
      <style:table-cell-properties fo:background-color="#adc5e7" fo:padding="0.097cm" fo:border-left="0.05pt solid #000000" fo:border-right="none" fo:border-top="none" fo:border-bottom="0.05pt solid #000000">
        <style:background-image/>
      </style:table-cell-properties>
    </style:style>
    <style:style style:name="Tableau2.D11" style:family="table-cell">
      <style:table-cell-properties fo:background-color="#adc5e7" fo:padding="0.097cm" fo:border-left="0.05pt solid #000000" fo:border-right="0.05pt solid #000000" fo:border-top="none" fo:border-bottom="0.05pt solid #000000">
        <style:background-image/>
      </style:table-cell-properties>
    </style:style>
    <style:style style:name="P1" style:family="paragraph" style:parent-style-name="Standard">
      <style:text-properties officeooo:rsid="000c1a29" officeooo:paragraph-rsid="000c1a29"/>
    </style:style>
    <style:style style:name="P2" style:family="paragraph" style:parent-style-name="Standard">
      <style:text-properties officeooo:rsid="000dd97e" officeooo:paragraph-rsid="000dd97e"/>
    </style:style>
    <style:style style:name="P3" style:family="paragraph" style:parent-style-name="Standard">
      <style:text-properties officeooo:rsid="0010847c" officeooo:paragraph-rsid="0010847c"/>
    </style:style>
    <style:style style:name="P4" style:family="paragraph" style:parent-style-name="Standard">
      <style:text-properties officeooo:rsid="00139ac6" officeooo:paragraph-rsid="00139ac6"/>
    </style:style>
    <style:style style:name="P5" style:family="paragraph" style:parent-style-name="Standard">
      <style:text-properties officeooo:rsid="0013e7f1" officeooo:paragraph-rsid="0013e7f1"/>
    </style:style>
    <style:style style:name="P6" style:family="paragraph" style:parent-style-name="Standard">
      <style:text-properties officeooo:rsid="0013e7f1" officeooo:paragraph-rsid="00155239"/>
    </style:style>
    <style:style style:name="P7" style:family="paragraph" style:parent-style-name="Standard">
      <style:text-properties officeooo:rsid="00155239" officeooo:paragraph-rsid="00155239"/>
    </style:style>
    <style:style style:name="P8" style:family="paragraph" style:parent-style-name="Standard">
      <style:text-properties officeooo:rsid="000dd97e" officeooo:paragraph-rsid="00155239"/>
    </style:style>
    <style:style style:name="P9" style:family="paragraph" style:parent-style-name="Standard">
      <style:text-properties officeooo:rsid="000dd97e" officeooo:paragraph-rsid="000dd97e"/>
    </style:style>
    <style:style style:name="P10" style:family="paragraph" style:parent-style-name="Standard">
      <style:text-properties officeooo:rsid="000c1a29" officeooo:paragraph-rsid="00155239"/>
    </style:style>
    <style:style style:name="P11" style:family="paragraph" style:parent-style-name="Standard">
      <style:text-properties style:text-underline-style="solid" style:text-underline-width="auto" style:text-underline-color="font-color" officeooo:rsid="000c1a29" officeooo:paragraph-rsid="00155239"/>
    </style:style>
    <style:style style:name="P12" style:family="paragraph" style:parent-style-name="Standard">
      <style:text-properties style:text-underline-style="solid" style:text-underline-width="auto" style:text-underline-color="font-color" officeooo:rsid="001bc5c1" officeooo:paragraph-rsid="001bc5c1"/>
    </style:style>
    <style:style style:name="P13" style:family="paragraph" style:parent-style-name="Standard">
      <style:text-properties style:text-underline-style="solid" style:text-underline-width="auto" style:text-underline-color="font-color" officeooo:rsid="001a1475" officeooo:paragraph-rsid="001a1475"/>
    </style:style>
    <style:style style:name="P14" style:family="paragraph" style:parent-style-name="Standard">
      <style:text-properties style:text-underline-style="solid" style:text-underline-width="auto" style:text-underline-color="font-color" officeooo:rsid="0015fd98" officeooo:paragraph-rsid="0015fd98"/>
    </style:style>
    <style:style style:name="P15" style:family="paragraph" style:parent-style-name="Standard">
      <style:text-properties officeooo:rsid="0015fd98" officeooo:paragraph-rsid="0015fd98"/>
    </style:style>
    <style:style style:name="P16" style:family="paragraph" style:parent-style-name="Standard">
      <style:text-properties officeooo:rsid="00163620" officeooo:paragraph-rsid="00163620"/>
    </style:style>
    <style:style style:name="P17" style:family="paragraph" style:parent-style-name="Standard">
      <style:text-properties officeooo:rsid="0016bae7" officeooo:paragraph-rsid="0016bae7"/>
    </style:style>
    <style:style style:name="P18" style:family="paragraph" style:parent-style-name="Standard">
      <style:text-properties officeooo:rsid="0018ea49" officeooo:paragraph-rsid="0018ea49"/>
    </style:style>
    <style:style style:name="P19" style:family="paragraph" style:parent-style-name="Standard">
      <style:text-properties officeooo:rsid="0018ea49" officeooo:paragraph-rsid="001a1475"/>
    </style:style>
    <style:style style:name="P20" style:family="paragraph" style:parent-style-name="Standard">
      <style:text-properties officeooo:rsid="001a1475" officeooo:paragraph-rsid="001a1475"/>
    </style:style>
    <style:style style:name="P21" style:family="paragraph" style:parent-style-name="Standard">
      <style:text-properties officeooo:rsid="001bc5c1" officeooo:paragraph-rsid="001bc5c1"/>
    </style:style>
    <style:style style:name="P22" style:family="paragraph" style:parent-style-name="Standard">
      <style:text-properties officeooo:rsid="001cb596" officeooo:paragraph-rsid="001bc5c1"/>
    </style:style>
    <style:style style:name="P23" style:family="paragraph" style:parent-style-name="Standard">
      <style:text-properties officeooo:rsid="001cb596" officeooo:paragraph-rsid="001cb596"/>
    </style:style>
    <style:style style:name="P24" style:family="paragraph" style:parent-style-name="Standard">
      <style:text-properties officeooo:rsid="001e9524" officeooo:paragraph-rsid="001e9524"/>
    </style:style>
    <style:style style:name="P25" style:family="paragraph" style:parent-style-name="Standard">
      <style:text-properties officeooo:rsid="001fa764" officeooo:paragraph-rsid="001e9524"/>
    </style:style>
    <style:style style:name="P26" style:family="paragraph" style:parent-style-name="Standard">
      <style:text-properties officeooo:rsid="001fa764" officeooo:paragraph-rsid="001fa764"/>
    </style:style>
    <style:style style:name="P27" style:family="paragraph" style:parent-style-name="Standard">
      <style:text-properties officeooo:rsid="00263356" officeooo:paragraph-rsid="00263356" fo:background-color="transparent"/>
    </style:style>
    <style:style style:name="P28" style:family="paragraph" style:parent-style-name="Standard">
      <style:text-properties officeooo:rsid="0028688a" officeooo:paragraph-rsid="0028688a"/>
    </style:style>
    <style:style style:name="P29" style:family="paragraph" style:parent-style-name="Standard">
      <style:text-properties officeooo:rsid="002893ea" officeooo:paragraph-rsid="002893ea"/>
    </style:style>
    <style:style style:name="P30" style:family="paragraph" style:parent-style-name="Standard">
      <style:text-properties fo:font-style="italic" officeooo:rsid="00139ac6" officeooo:paragraph-rsid="00139ac6" style:font-style-asian="italic" style:font-style-complex="italic"/>
    </style:style>
    <style:style style:name="P31" style:family="paragraph" style:parent-style-name="Standard">
      <style:text-properties officeooo:rsid="002a00e8" officeooo:paragraph-rsid="002a00e8"/>
    </style:style>
    <style:style style:name="P32" style:family="paragraph" style:parent-style-name="Standard">
      <style:text-properties officeooo:rsid="002b3260" officeooo:paragraph-rsid="002b3260"/>
    </style:style>
    <style:style style:name="P33" style:family="paragraph" style:parent-style-name="Standard">
      <style:text-properties fo:font-size="14pt" fo:font-weight="bold" officeooo:rsid="0015ec7b" officeooo:paragraph-rsid="0015ec7b" style:font-size-asian="14pt" style:font-weight-asian="bold" style:font-size-complex="14pt" style:font-weight-complex="bold"/>
    </style:style>
    <style:style style:name="P34" style:family="paragraph" style:parent-style-name="Table_20_Contents">
      <style:text-properties officeooo:rsid="0022abbd" officeooo:paragraph-rsid="0024229d"/>
    </style:style>
    <style:style style:name="P35" style:family="paragraph" style:parent-style-name="Table_20_Contents">
      <style:text-properties style:text-underline-style="solid" style:text-underline-width="auto" style:text-underline-color="font-color" officeooo:rsid="0024229d" officeooo:paragraph-rsid="0024229d"/>
    </style:style>
    <style:style style:name="P36" style:family="paragraph" style:parent-style-name="Table_20_Contents">
      <style:text-properties officeooo:rsid="0024229d" officeooo:paragraph-rsid="0024229d"/>
    </style:style>
    <style:style style:name="P37" style:family="paragraph" style:parent-style-name="Table_20_Contents">
      <style:text-properties officeooo:rsid="002495f6" officeooo:paragraph-rsid="002495f6"/>
    </style:style>
    <style:style style:name="P38" style:family="paragraph" style:parent-style-name="Table_20_Contents">
      <style:text-properties officeooo:rsid="002495f6" officeooo:paragraph-rsid="00263356"/>
    </style:style>
    <style:style style:name="P39" style:family="paragraph" style:parent-style-name="Table_20_Contents">
      <style:text-properties officeooo:rsid="002495f6" officeooo:paragraph-rsid="002b3260"/>
    </style:style>
    <style:style style:name="P40" style:family="paragraph" style:parent-style-name="Table_20_Contents">
      <style:text-properties officeooo:rsid="00263356" officeooo:paragraph-rsid="00263356"/>
    </style:style>
    <style:style style:name="P41" style:family="paragraph" style:parent-style-name="Table_20_Contents">
      <style:text-properties officeooo:rsid="0028688a" officeooo:paragraph-rsid="0028688a"/>
    </style:style>
    <style:style style:name="P42" style:family="paragraph" style:parent-style-name="Table_20_Contents">
      <style:text-properties fo:font-weight="bold" officeooo:rsid="0020c9e2" officeooo:paragraph-rsid="0020c9e2" style:font-weight-asian="bold" style:font-weight-complex="bold"/>
    </style:style>
    <style:style style:name="P43" style:family="paragraph" style:parent-style-name="Table_20_Contents">
      <style:text-properties style:font-name="Gadugi" fo:font-size="11pt" style:text-underline-style="solid" style:text-underline-width="auto" style:text-underline-color="font-color" officeooo:rsid="0022abbd" officeooo:paragraph-rsid="0022abbd" style:font-size-asian="11pt" style:font-size-complex="11pt"/>
    </style:style>
    <style:style style:name="P44" style:family="paragraph" style:parent-style-name="Table_20_Contents">
      <style:text-properties style:font-name="Gadugi" fo:font-size="11pt" officeooo:rsid="0022abbd" officeooo:paragraph-rsid="0022abbd" style:font-size-asian="11pt" style:font-size-complex="11pt"/>
    </style:style>
    <style:style style:name="T1" style:family="text">
      <style:text-properties officeooo:rsid="000dd97e"/>
    </style:style>
    <style:style style:name="T2" style:family="text">
      <style:text-properties officeooo:rsid="0010847c"/>
    </style:style>
    <style:style style:name="T3" style:family="text">
      <style:text-properties officeooo:rsid="00139a3a"/>
    </style:style>
    <style:style style:name="T4" style:family="text">
      <style:text-properties officeooo:rsid="00139ac6"/>
    </style:style>
    <style:style style:name="T5" style:family="text">
      <style:text-properties officeooo:rsid="000c1a29"/>
    </style:style>
    <style:style style:name="T6" style:family="text">
      <style:text-properties officeooo:rsid="00163620"/>
    </style:style>
    <style:style style:name="T7" style:family="text">
      <style:text-properties officeooo:rsid="0016bae7"/>
    </style:style>
    <style:style style:name="T8" style:family="text">
      <style:text-properties officeooo:rsid="00176988"/>
    </style:style>
    <style:style style:name="T9" style:family="text">
      <style:text-properties officeooo:rsid="001a1475"/>
    </style:style>
    <style:style style:name="T10" style:family="text">
      <style:text-properties officeooo:rsid="001bc5c1"/>
    </style:style>
    <style:style style:name="T11" style:family="text">
      <style:text-properties officeooo:rsid="001e9524"/>
    </style:style>
    <style:style style:name="T12" style:family="text">
      <style:text-properties officeooo:rsid="00263356"/>
    </style:style>
    <style:style style:name="T13" style:family="text">
      <style:text-properties fo:background-color="#bee3d3" loext:char-shading-value="0"/>
    </style:style>
    <style:style style:name="T14" style:family="text">
      <style:text-properties officeooo:rsid="00263356" fo:background-color="#bee3d3" loext:char-shading-value="0"/>
    </style:style>
    <style:style style:name="T15" style:family="text">
      <style:text-properties fo:background-color="#adc5e7" loext:char-shading-value="0"/>
    </style:style>
    <style:style style:name="T16" style:family="text">
      <style:text-properties officeooo:rsid="0028688a"/>
    </style:style>
    <style:style style:name="T17" style:family="text">
      <style:text-properties officeooo:rsid="002893ea"/>
    </style:style>
    <style:style style:name="T18" style:family="text">
      <style:text-properties officeooo:rsid="002a00e8"/>
    </style:style>
    <style:style style:name="T19" style:family="text">
      <style:text-properties officeooo:rsid="002b3260"/>
    </style:style>
    <style:style style:name="T20" style:family="text">
      <style:text-properties fo:font-style="italic" style:font-style-asian="italic" style:font-style-complex="italic"/>
    </style:style>
    <style:style style:name="T21" style:family="text">
      <style:text-properties fo:font-style="normal" style:font-style-asian="normal" style:font-style-complex="normal"/>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officeooo:rsid="002893ea"/>
    </style:style>
    <style:style style:name="T25"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techniqu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9"><text:soft-page-break/>I) Problématique</text:p>
      <text:p text:style-name="P1"><text:span text:style-name="T17">A) </text:span><text:span text:style-name="T25">Présentation</text:span></text:p>
      <text:p text:style-name="P29">Notre projet est de réaliser un dispositif facilitant l’entretien d’une plante, et permettant notamment un arrosage régulier automatique et intelligent. Il pourra se révéler très utile en cas d’absence prolongée du propriétaire.</text:p>
      <text:p text:style-name="P2"/>
      <text:p text:style-name="P2"><text:span text:style-name="T17">B) </text:span>Condition<text:span text:style-name="T17">s</text:span> optimal<text:span text:style-name="T17">es</text:span> <text:span text:style-name="T17">pour une plante.</text:span></text:p>
      <text:p text:style-name="P2"/>
      <text:p text:style-name="P2"><text:span text:style-name="T17">1. </text:span><text:span text:style-name="T25">Arrosage</text:span></text:p>
      <text:p text:style-name="P3">- Il est préférable d’arroser de manière « rare » (une fois par jour par exemple), plutôt que de manière continue.</text:p>
      <text:p text:style-name="P3">- <text:span text:style-name="T4">Il faut envoyer la bonne quantitée d’eau pour que cette eau atteigne les racines, sans les étouffées.</text:span></text:p>
      <text:p text:style-name="P4"/>
      <text:p text:style-name="P30">Pour les plantes <text:span text:style-name="T17">d’extérieur</text:span> :</text:p>
      <text:p text:style-name="P3">- Il faut arroser tôt le matin, ou tard le soir, <text:span text:style-name="T3">la chaleur provoquant l’évaporation.</text:span></text:p>
      <text:p text:style-name="P3">- L’<text:span text:style-name="T4">hiver, il est préférable d’arroser le matin pour éviter le gel pendant la nuit, l’été mieux vaux le soir.</text:span></text:p>
      <text:p text:style-name="P7">Bien sur, toutes les plantes n’ont pas les mêmes besoins en eau. Certaines ont besoins de vivre dans une terre <text:span text:style-name="T17">plutôt sèche</text:span>, d’autre<text:span text:style-name="T17">s</text:span> dans une terre plus humide.</text:p>
      <text:p text:style-name="P3"/>
      <text:p text:style-name="P4"><text:span text:style-name="T17">2. </text:span><text:span text:style-name="T24">Température</text:span></text:p>
      <text:p text:style-name="P5">- La température optimale pour une plante dépend fortement de son espèce. Certaines plantes, comme la laitue, apprécie<text:span text:style-name="T17">nt</text:span> des température<text:span text:style-name="T17">s</text:span> autour de 20 <text:span text:style-name="T17">degrés</text:span>, d’autre comme le piment <text:span text:style-name="T17">préfèrent</text:span> des température<text:span text:style-name="T17">s</text:span> plus haute<text:span text:style-name="T17">s</text:span>. Certaines résistent mieux aux températures <text:span text:style-name="T17">extrêmes</text:span> que d’autres.</text:p>
      <text:p text:style-name="P5"/>
      <text:p text:style-name="P5"><text:span text:style-name="T19">3. </text:span><text:span text:style-name="T22">Luminosité</text:span></text:p>
      <text:p text:style-name="P7">Comme la température, les conditions optimale<text:span text:style-name="T17">s</text:span> dépendent des <text:span text:style-name="T17">espèces.</text:span> Certaines <text:span text:style-name="T17">préfèrent</text:span> les lieux très <text:span text:style-name="T17">ensoleillés</text:span>, d’autre<text:span text:style-name="T17">s</text:span> sont <text:span text:style-name="T17">plutôt</text:span> des plantes d’ombres.</text:p>
      <text:p text:style-name="P7"/>
      <text:p text:style-name="P7">Notre objet connecté devra faire en sorte de rendre plus facile pour l’utilisateur l’entretien d’une plante en pot. <text:span text:style-name="T5">L’objet devra être capable de :</text:span></text:p>
      <text:p text:style-name="P7"/>
      <text:p text:style-name="P11">Capter son environnement</text:p>
      <text:p text:style-name="P10">- Récupérer la teneur en eau de la terre.</text:p>
      <text:p text:style-name="P10">- Mesurer la température ambiante.</text:p>
      <text:p text:style-name="P10">- Mesurer la luminosité ambiante.</text:p>
      <text:p text:style-name="P10"/>
      <text:p text:style-name="P11">Agir sur son environnement</text:p>
      <text:p text:style-name="P10">- <text:span text:style-name="T1">Arroser la plante lorsque c’est nécessaire.</text:span></text:p>
      <text:p text:style-name="P8">- Envoyer des notifications sur le téléphone du <text:span text:style-name="T2">propriétaire si la plante n’est pas dans des conditions optimales</text:span></text:p>
      <text:p text:style-name="P6"/>
      <text:p text:style-name="P2"/>
      <text:p text:style-name="P20">L’objet se décompose en trois partie<text:span text:style-name="T18">s</text:span>, une partie « arduino », sur le pot de fleur, une partie interface utilisateur et une partie base de donnée. Les détails techniques sont donnée<text:span text:style-name="T18">s</text:span> ci dessous.</text:p>
      <text:p text:style-name="P2"/>
      <text:p text:style-name="P2"/>
      <text:p text:style-name="P2"/>
      <text:p text:style-name="P2"/>
      <text:p text:style-name="P2"/>
      <text:p text:style-name="P2"/>
      <text:p text:style-name="P2"><text:soft-page-break/></text:p>
      <text:p text:style-name="P33"><text:span text:style-name="T6">III </text:span>Application mobile.</text:p>
      <text:p text:style-name="P15">L’interface graphique de l’utilisateur sera sous forme d’une application mobile. Elle aura pour but de fournir des informations sur la plante, d’activer ou de désactiver le « composant arduino » et de lui envoyer certaines informations.</text:p>
      <text:p text:style-name="P15"/>
      <text:p text:style-name="P14"><text:span text:style-name="T6">A) </text:span>Fonctionnalité<text:span text:style-name="T18">s</text:span> de l’application :</text:p>
      <text:p text:style-name="P16">1. Choix d’une plante</text:p>
      <text:p text:style-name="P16">L’utilisateur doit choisir une espèce de plante qui se trouve dans la base de donnée, dans une barre de recherche. Afin de facilit<text:span text:style-name="T18">er</text:span> ce choix, l’application doit proposer une liste de plante « <text:span text:style-name="T7">candidate » grâce au première lettre tapées par l’utilisateur, sous forme d’une liste (à la manière d’un moteur de recherche).</text:span></text:p>
      <text:p text:style-name="P16"><text:span text:style-name="T7">2</text:span>. Envoie d’information<text:span text:style-name="T7">s</text:span> à la carte arduino</text:p>
      <text:p text:style-name="P17">Une fois le choix de la plante validée, les informations sur la plante nécessaire pour la carte </text:p>
      <text:p text:style-name="P17"><text:s/>arduino (voir partie IV : base de donnée) sont envoyés par l’application au module wifi de la carte arduino.</text:p>
      <text:p text:style-name="P17">3. <text:span text:style-name="T18">Réception</text:span> et affichage des relevés</text:p>
      <text:p text:style-name="P17">L’application <text:span text:style-name="T18">possédera</text:span> une vue pour afficher les relevé<text:span text:style-name="T18">s</text:span> <text:span text:style-name="T8">réalisés sur la plante. Sur le même écran, la température, le taux d’humidité de la terre, le taux de luminosité sont affichés, avec des alertes si le taux de luminosité ou la température n’est pas bonne pour la plante (relativement à la période de la journée, il est normal d’avoir une absence de luminosité pendant la nuit). Une alerte est aussi envoyée si le réservoir d’eau est presque vide, ou que la batterie est déchargée.</text:span></text:p>
      <text:p text:style-name="P18">4. Notification</text:p>
      <text:p text:style-name="P18">Si l’application n’est pas ouverte, mais qu’une alerte apparaît, cette alerte est affichée à l’utilisateur par le biais d’une notification.</text:p>
      <text:p text:style-name="P19">5. <text:span text:style-name="T18">Désactivation/réactivation</text:span></text:p>
      <text:p text:style-name="P19"><text:span text:style-name="T9">L’utilisateur peut, s’il le souhaite, désactiver ou réactiver le système d’arrosage automatique, pour simplement avoir les données bruts. Il peut aussi activer la pompe manuellement grâce à l’application.</text:span></text:p>
      <text:p text:style-name="P19"/>
      <text:p text:style-name="P13">B) Connexion</text:p>
      <text:p text:style-name="P20">L’objet peut communiquer à la fois avec la base de donnée, <text:span text:style-name="T16">via des requêtes sql,</text:span> et avec le pot de fleur. Cette communication se fait par wifi, sur le réseau local.</text:p>
      <text:p text:style-name="P20">Bonus : <text:span text:style-name="T10">Si la connexion local marche bien, nous pourrions essayer de faire en sorte que l’arduino et l’application puissent se connecter même si l’utilisateur ne se trouve pas chez lui (exemple : connexion ssh).</text:span></text:p>
      <text:p text:style-name="P20"/>
      <text:p text:style-name="P12">C) Technologie utilisé :</text:p>
      <text:p text:style-name="P21">La programmation sera faites en java, les ressources (layout, texte, …) en XML. <text:span text:style-name="T11">Le logiciel utilisé sera android Studio.</text:span></text:p>
      <text:p text:style-name="P22"/>
      <text:p text:style-name="P22"/>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4">IV) Base de donnée</text:p>
      <text:p text:style-name="P24">La base de donnée <text:span text:style-name="T18">sql </text:span>comportera les informations sur les besoins de chaque espèce de plante.</text:p>
      <text:p text:style-name="P24">Elle sera composé<text:span text:style-name="T18">e</text:span> d’une table unique.</text:p>
      <text:p text:style-name="P25"/>
      <text:p text:style-name="P31">A) Description de la table</text:p>
      <text:p text:style-name="P31"/>
      <table:table table:name="Tableau1" table:style-name="Tableau1">
        <table:table-column table:style-name="Tableau1.A"/>
        <table:table-row>
          <table:table-cell table:style-name="Tableau1.A1" office:value-type="string">
            <text:p text:style-name="P42">Plante</text:p>
          </table:table-cell>
        </table:table-row>
        <table:table-row>
          <table:table-cell table:style-name="Tableau1.A2" office:value-type="string">
            <text:p text:style-name="P43">Nom</text:p>
            <text:p text:style-name="P44">TempOpimalMin</text:p>
            <text:p text:style-name="P44">TempOpimalMax</text:p>
            <text:p text:style-name="P44">TempExtremeMin</text:p>
            <text:p text:style-name="P44">TempExtremeMax</text:p>
            <text:p text:style-name="P44">LumOpimalMin</text:p>
            <text:p text:style-name="P44">LumOpimalMax</text:p>
            <text:p text:style-name="P44">LumExtremeMin</text:p>
            <text:p text:style-name="P44">LumExtremeMax</text:p>
            <text:p text:style-name="P44">HumiditeMin</text:p>
            <text:p text:style-name="P44">FreqArrosage</text:p>
            <text:p text:style-name="P44">HumiditeMax</text:p>
          </table:table-cell>
        </table:table-row>
      </table:table>
      <text:p text:style-name="P26"/>
      <text:p text:style-name="P31">Détail de chaque colonne :</text:p>
      <text:p text:style-name="P31"><text:span text:style-name="T12">Les valeurs utiles pour l’application sont </text:span><text:span text:style-name="T14">en vert</text:span></text:p>
      <text:p text:style-name="P27">Les valeurs utiles pour l’arduino sont <text:span text:style-name="T15">en bleu</text:span></text:p>
      <text:p text:style-name="P26"/>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36">colonne</text:p>
          </table:table-cell>
          <table:table-cell table:style-name="Tableau2.A1" office:value-type="string">
            <text:p text:style-name="P36">type</text:p>
          </table:table-cell>
          <table:table-cell table:style-name="Tableau2.A1" office:value-type="string">
            <text:p text:style-name="P36">contrainte</text:p>
          </table:table-cell>
          <table:table-cell table:style-name="Tableau2.D1" office:value-type="string">
            <text:p text:style-name="P36">description</text:p>
          </table:table-cell>
        </table:table-row>
        <table:table-row>
          <table:table-cell table:style-name="Tableau2.A2" office:value-type="string">
            <text:p text:style-name="P35">Nom</text:p>
          </table:table-cell>
          <table:table-cell table:style-name="Tableau2.A2" office:value-type="string">
            <text:p text:style-name="P36"><text:span text:style-name="T19">Chaîne</text:span> de</text:p>
            <text:p text:style-name="P36">caractère</text:p>
          </table:table-cell>
          <table:table-cell table:style-name="Tableau2.A2" office:value-type="string">
            <text:p text:style-name="P37">Clé primaire</text:p>
          </table:table-cell>
          <table:table-cell table:style-name="Tableau2.D2" office:value-type="string">
            <text:p text:style-name="P37">Le nom de l’espèce</text:p>
          </table:table-cell>
        </table:table-row>
        <table:table-row>
          <table:table-cell table:style-name="Tableau2.A2" office:value-type="string">
            <text:p text:style-name="P36">TempOptimalMin</text:p>
          </table:table-cell>
          <table:table-cell table:style-name="Tableau2.A2" office:value-type="string">
            <text:p text:style-name="P36">réel</text:p>
          </table:table-cell>
          <table:table-cell table:style-name="Tableau2.A2" office:value-type="string">
            <text:p text:style-name="Table_20_Contents"/>
          </table:table-cell>
          <table:table-cell table:style-name="Tableau2.D2" table:number-rows-spanned="2" office:value-type="string">
            <text:p text:style-name="P37"><text:span text:style-name="T12">L’intervalle de température optimal</text:span> </text:p>
            <text:p text:style-name="P37"/>
          </table:table-cell>
        </table:table-row>
        <table:table-row>
          <table:table-cell table:style-name="Tableau2.A2" office:value-type="string">
            <text:p text:style-name="P36">TempOptimalMax</text:p>
          </table:table-cell>
          <table:table-cell table:style-name="Tableau2.A2" office:value-type="string">
            <text:p text:style-name="P36">réel</text:p>
          </table:table-cell>
          <table:table-cell table:style-name="Tableau2.A2" office:value-type="string">
            <text:p text:style-name="P36"/>
          </table:table-cell>
          <table:covered-table-cell/>
        </table:table-row>
        <table:table-row>
          <table:table-cell table:style-name="Tableau2.A2" office:value-type="string">
            <text:p text:style-name="P36">TempExtremeMin</text:p>
          </table:table-cell>
          <table:table-cell table:style-name="Tableau2.A2" office:value-type="string">
            <text:p text:style-name="P36">réel</text:p>
          </table:table-cell>
          <table:table-cell table:style-name="Tableau2.A2" office:value-type="string">
            <text:p text:style-name="P39">- non <text:span text:style-name="T19">NULL</text:span></text:p>
          </table:table-cell>
          <table:table-cell table:style-name="Tableau2.D2" table:number-rows-spanned="2" office:value-type="string">
            <text:p text:style-name="P40">Intervalle de température que l’espèce peut supporter</text:p>
          </table:table-cell>
        </table:table-row>
        <table:table-row>
          <table:table-cell table:style-name="Tableau2.A2" office:value-type="string">
            <text:p text:style-name="P36">TempExtremeMax</text:p>
          </table:table-cell>
          <table:table-cell table:style-name="Tableau2.A2" office:value-type="string">
            <text:p text:style-name="P36">réel</text:p>
          </table:table-cell>
          <table:table-cell table:style-name="Tableau2.A2" office:value-type="string">
            <text:p text:style-name="P39">- non <text:span text:style-name="T19">NULL</text:span></text:p>
          </table:table-cell>
          <table:covered-table-cell/>
        </table:table-row>
        <table:table-row>
          <table:table-cell table:style-name="Tableau2.A2" office:value-type="string">
            <text:p text:style-name="P34">LumOpimalMin</text:p>
          </table:table-cell>
          <table:table-cell table:style-name="Tableau2.A2" office:value-type="string">
            <text:p text:style-name="P36">réel</text:p>
          </table:table-cell>
          <table:table-cell table:style-name="Tableau2.A2" office:value-type="string">
            <text:p text:style-name="P37">- Positif</text:p>
          </table:table-cell>
          <table:table-cell table:style-name="Tableau2.D2" table:number-rows-spanned="2" office:value-type="string">
            <text:p text:style-name="P38"><text:span text:style-name="T12">L’intervalle de luminosité optimal</text:span></text:p>
          </table:table-cell>
        </table:table-row>
        <table:table-row>
          <table:table-cell table:style-name="Tableau2.A2" office:value-type="string">
            <text:p text:style-name="P34">LumOpimalMax</text:p>
          </table:table-cell>
          <table:table-cell table:style-name="Tableau2.A2" office:value-type="string">
            <text:p text:style-name="P36">réel</text:p>
          </table:table-cell>
          <table:table-cell table:style-name="Tableau2.A2" office:value-type="string">
            <text:p text:style-name="P37">- Positif</text:p>
          </table:table-cell>
          <table:covered-table-cell/>
        </table:table-row>
        <table:table-row>
          <table:table-cell table:style-name="Tableau2.A2" office:value-type="string">
            <text:p text:style-name="P34">LumExtremeMin</text:p>
          </table:table-cell>
          <table:table-cell table:style-name="Tableau2.A2" office:value-type="string">
            <text:p text:style-name="P36">réel</text:p>
          </table:table-cell>
          <table:table-cell table:style-name="Tableau2.A2" office:value-type="string">
            <text:p text:style-name="P37">- Positif</text:p>
            <text:p text:style-name="P39">- non <text:span text:style-name="T19">NULL</text:span></text:p>
          </table:table-cell>
          <table:table-cell table:style-name="Tableau2.D2" table:number-rows-spanned="2" office:value-type="string">
            <text:p text:style-name="P40">Intervalle de luminosité que l’espèce peut supporter.</text:p>
          </table:table-cell>
        </table:table-row>
        <table:table-row>
          <table:table-cell table:style-name="Tableau2.A2" office:value-type="string">
            <text:p text:style-name="P34">LumExtremeMax</text:p>
          </table:table-cell>
          <table:table-cell table:style-name="Tableau2.A2" office:value-type="string">
            <text:p text:style-name="P36">réel</text:p>
          </table:table-cell>
          <table:table-cell table:style-name="Tableau2.A2" office:value-type="string">
            <text:p text:style-name="P37">- Positif</text:p>
            <text:p text:style-name="P37">- non <text:span text:style-name="T19">NULL</text:span></text:p>
          </table:table-cell>
          <table:covered-table-cell/>
        </table:table-row>
        <table:table-row>
          <table:table-cell table:style-name="Tableau2.A11" office:value-type="string">
            <text:p text:style-name="P34">HumiditeMin</text:p>
          </table:table-cell>
          <table:table-cell table:style-name="Tableau2.A11" office:value-type="string">
            <text:p text:style-name="P36">réel</text:p>
          </table:table-cell>
          <table:table-cell table:style-name="Tableau2.A11" office:value-type="string">
            <text:p text:style-name="P37">- Pourcentage (compris entre 0 et 100)</text:p>
            <text:p text:style-name="P39">- non <text:span text:style-name="T19">NULL</text:span></text:p>
          </table:table-cell>
          <table:table-cell table:style-name="Tableau2.D11" table:number-rows-spanned="2" office:value-type="string">
            <text:p text:style-name="P41">L’intervalle du degrés d’humidité de la terre. Le taux d’humidité de la terre doit toujours être dans cet intervalle.</text:p>
            <text:p text:style-name="P41"/>
          </table:table-cell>
        </table:table-row>
        <table:table-row>
          <table:table-cell table:style-name="Tableau2.A11" office:value-type="string">
            <text:p text:style-name="P34">HumiditeMax</text:p>
          </table:table-cell>
          <table:table-cell table:style-name="Tableau2.A11" office:value-type="string">
            <text:p text:style-name="P37">réel</text:p>
          </table:table-cell>
          <table:table-cell table:style-name="Tableau2.A11" office:value-type="string">
            <text:p text:style-name="P37">- Pourcentage (compris entre 0 et 100)</text:p>
            <text:p text:style-name="P39">- non <text:span text:style-name="T19">NULL</text:span></text:p>
          </table:table-cell>
          <table:covered-table-cell/>
        </table:table-row>
      </table:table>
      <text:p text:style-name="P32"/>
      <text:p text:style-name="P26"/>
      <text:p text:style-name="P28"><text:soft-page-break/></text:p>
      <text:p text:style-name="P28">B) Connexion :</text:p>
      <text:p text:style-name="P28">La base de donnée est connectée par wifi au réseau local.</text:p>
      <text:p text:style-name="P28"/>
      <text:p text:style-name="P28">C) Technologie utilisées :</text:p>
      <text:p text:style-name="P28">Le SGBD est de type oracle, et la base de donnée sera placée sur un ordinateur propre à elle.</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Amiri Quran" svg:font-family="'Amiri Quran'" style:font-pitch="variable"/>
    <style:font-face style:name="Linux Biolinum G" svg:font-family="'Linux Biolinum G'" style:font-pitch="variable"/>
    <style:font-face style:name="Liberation Serif" svg:font-family="'Liberation Serif'"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Gadugi" svg:font-family="Gadugi" style:font-family-generic="swiss"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 PL SungtiL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6T13:53:52.152917891</meta:creation-date>
    <dc:date>2019-11-17T18:45:41.373000000</dc:date>
    <meta:editing-duration>PT1H59M1S</meta:editing-duration>
    <meta:editing-cycles>14</meta:editing-cycles>
    <meta:generator>LibreOffice/6.0.6.2$Windows_X86_64 LibreOffice_project/0c292870b25a325b5ed35f6b45599d2ea4458e77</meta:generator>
    <meta:document-statistic meta:table-count="2" meta:image-count="0" meta:object-count="0" meta:page-count="5" meta:paragraph-count="114" meta:word-count="920" meta:character-count="5737" meta:non-whitespace-character-count="4928"/>
  </office:meta>
</office:document-meta>
</file>